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3" style:parent-style-name="Policepardéfaut" style:family="text">
      <style:text-properties fo:font-weight="bold" style:font-weight-asian="bold" style:font-weight-complex="bold"/>
    </style:style>
    <style:style style:name="T4" style:parent-style-name="Policepardéfaut" style:family="text">
      <style:text-properties fo:language="en" fo:country="GB"/>
    </style:style>
    <style:style style:name="T5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P8" style:parent-style-name="Normal" style:list-style-name="LFO1" style:family="paragraph"/>
    <style:style style:name="P9" style:parent-style-name="Normal" style:list-style-name="LFO1" style:family="paragraph"/>
    <style:style style:name="P10" style:parent-style-name="Normal" style:list-style-name="LFO1" style:family="paragraph"/>
    <style:style style:name="T11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Normal" style:list-style-name="LFO2" style:family="paragraph">
      <style:text-properties fo:language="en" fo:country="GB"/>
    </style:style>
    <style:style style:name="P14" style:parent-style-name="Normal" style:list-style-name="LFO2" style:family="paragraph">
      <style:text-properties fo:language="en" fo:country="GB"/>
    </style:style>
    <style:style style:name="T15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16" style:parent-style-name="Policepardéfaut" style:family="text">
      <style:text-properties fo:font-weight="bold" style:font-weight-asian="bold" style:font-weight-complex="bold" fo:language="en" fo:country="GB"/>
    </style:style>
    <style:style style:name="P17" style:parent-style-name="Normal" style:family="paragraph">
      <style:text-properties fo:language="en" fo:country="GB"/>
    </style:style>
    <style:style style:name="P18" style:parent-style-name="Normal" style:list-style-name="LFO3" style:family="paragraph"/>
    <style:style style:name="P19" style:parent-style-name="Normal" style:list-style-name="LFO3" style:family="paragraph">
      <style:text-properties fo:language="en" fo:country="GB"/>
    </style:style>
    <style:style style:name="T20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1" style:parent-style-name="Policepardéfaut" style:family="text">
      <style:text-properties fo:font-weight="bold" style:font-weight-asian="bold" style:font-weight-complex="bold" fo:language="en" fo:country="GB"/>
    </style:style>
    <style:style style:name="P22" style:parent-style-name="Normal" style:family="paragraph">
      <style:text-properties fo:language="en" fo:country="GB"/>
    </style:style>
    <style:style style:name="P23" style:parent-style-name="Normal" style:list-style-name="LFO4" style:family="paragraph"/>
    <style:style style:name="P24" style:parent-style-name="Normal" style:list-style-name="LFO4" style:family="paragraph">
      <style:text-properties fo:language="en" fo:country="GB"/>
    </style:style>
    <style:style style:name="T25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26" style:parent-style-name="Policepardéfaut" style:family="text">
      <style:text-properties fo:font-weight="bold" style:font-weight-asian="bold" style:font-weight-complex="bold"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Normal" style:list-style-name="LFO5" style:family="paragraph"/>
    <style:style style:name="P29" style:parent-style-name="Normal" style:list-style-name="LFO5" style:family="paragraph">
      <style:text-properties fo:language="en" fo:country="GB"/>
    </style:style>
    <style:style style:name="T30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Normal" style:list-style-name="LFO6" style:family="paragraph"/>
    <style:style style:name="P33" style:parent-style-name="Normal" style:list-style-name="LFO6" style:family="paragraph"/>
    <style:style style:name="P34" style:parent-style-name="Normal" style:list-style-name="LFO6" style:family="paragraph"/>
    <style:style style:name="T35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36" style:parent-style-name="Policepardéfaut" style:family="text">
      <style:text-properties fo:font-weight="bold" style:font-weight-asian="bold" style:font-weight-complex="bold"/>
    </style:style>
    <style:style style:name="P37" style:parent-style-name="Normal" style:list-style-name="LFO7" style:family="paragraph">
      <style:text-properties fo:language="en" fo:country="GB"/>
    </style:style>
    <style:style style:name="P38" style:parent-style-name="Normal" style:list-style-name="LFO7" style:family="paragraph"/>
    <style:style style:name="T39" style:parent-style-name="Policepardéfaut" style:family="text">
      <style:text-properties style:font-name="Segoe UI Emoji" style:font-name-complex="Segoe UI Emoji" fo:font-weight="bold" style:font-weight-asian="bold" style:font-weight-complex="bold"/>
    </style:style>
    <style:style style:name="T40" style:parent-style-name="Policepardéfaut" style:family="text">
      <style:text-properties fo:font-weight="bold" style:font-weight-asian="bold" style:font-weight-complex="bold"/>
    </style:style>
    <style:style style:name="P41" style:parent-style-name="Normal" style:family="paragraph">
      <style:text-properties fo:language="en" fo:country="GB"/>
    </style:style>
    <style:style style:name="P42" style:parent-style-name="Normal" style:list-style-name="LFO8" style:family="paragraph"/>
    <style:style style:name="P43" style:parent-style-name="Normal" style:list-style-name="LFO8" style:family="paragraph"/>
    <style:style style:name="P44" style:parent-style-name="Normal" style:list-style-name="LFO8" style:family="paragraph"/>
  </office:automatic-styles>
  <office:body>
    <office:text text:use-soft-page-breaks="true">
      <text:p text:style-name="P1">Carrière Launch Beurs Website</text:p>
      <text:p text:style-name="Normal"><text:span text:style-name="T2">🌐</text:span><text:span text:style-name="T3"><text:s/>Wat vind je op de website?</text:span></text:p>
      <text:p text:style-name="Normal">De Carrière Launch Beurs Website is ontworpen om studenten, bedrijven en organisatoren een gebruiksvriendelijke en informatieve ervaring te bieden.<text:s/><text:span text:style-name="T4">De website bestaat uit meerdere pagina’s, elk met een specifieke functie:</text:span></text:p>
      <text:p text:style-name="Normal"><text:span text:style-name="T5">🏠</text:span><text:span text:style-name="T6"><text:s/>Startpagina</text:span></text:p>
      <text:list text:style-name="LFO1" text:continue-numbering="true">
        <text:list-item>
          <text:p text:style-name="P7">Een overzichtelijke introductie tot de beurs met:</text:p>
        </text:list-item>
        <text:list-item>
          <text:p text:style-name="P8">Praktische info (datum, locatie, doel)</text:p>
        </text:list-item>
        <text:list-item>
          <text:p text:style-name="P9">De voordelen van deelname</text:p>
        </text:list-item>
        <text:list-item>
          <text:p text:style-name="P10">Een inschrijfformulier voor studenten</text:p>
        </text:list-item>
      </text:list>
      <text:p text:style-name="Normal"><text:span text:style-name="T11">🔐</text:span><text:span text:style-name="T12"><text:s/>Login- en Registratiepagina</text:span></text:p>
      <text:p text:style-name="Normal">Hier kunnen:</text:p>
      <text:list text:style-name="LFO2" text:continue-numbering="true">
        <text:list-item>
          <text:p text:style-name="P13">Studenten een account aanmaken of inloggen om hun profiel en planning te beheren</text:p>
        </text:list-item>
        <text:list-item>
          <text:p text:style-name="P14">Bedrijven zich registreren om deel te nemen als standhouder</text:p>
        </text:list-item>
      </text:list>
      <text:p text:style-name="Normal"><text:span text:style-name="T15">📊</text:span><text:span text:style-name="T16"><text:s/>Dashboard</text:span></text:p>
      <text:p text:style-name="P17">Een persoonlijk overzicht na inloggen:</text:p>
      <text:list text:style-name="LFO3" text:continue-numbering="true">
        <text:list-item>
          <text:p text:style-name="P18">Studenten zien hun inschrijvingen, favoriete bedrijven en hun agenda</text:p>
        </text:list-item>
        <text:list-item>
          <text:p text:style-name="P19">Bedrijven beheren hun profiel en bekijken studenten die interesse tonen</text:p>
        </text:list-item>
      </text:list>
      <text:p text:style-name="Normal"><text:span text:style-name="T20">🗓️</text:span><text:span text:style-name="T21"><text:s/>Schemapagina</text:span></text:p>
      <text:p text:style-name="P22">Een interactieve beursplanning met:</text:p>
      <text:list text:style-name="LFO4" text:continue-numbering="true">
        <text:list-item>
          <text:p text:style-name="P23">Alle activiteiten en tijdsloten</text:p>
        </text:list-item>
        <text:list-item>
          <text:p text:style-name="P24">Mogelijkheid voor studenten om hun persoonlijke schema samen te stellen</text:p>
        </text:list-item>
      </text:list>
      <text:p text:style-name="Normal"><text:span text:style-name="T25">👤</text:span><text:span text:style-name="T26"><text:s/>Profielpagina</text:span></text:p>
      <text:p text:style-name="P27">Een centrale plek voor profielbeheer:</text:p>
      <text:list text:style-name="LFO5" text:continue-numbering="true">
        <text:list-item>
          <text:p text:style-name="P28">Studenten kunnen hun cv, interesses en vaardigheden toevoegen</text:p>
        </text:list-item>
        <text:list-item>
          <text:p text:style-name="P29">Bedrijven beheren hun bedrijfsinformatie, vacatures en vertegenwoordigers</text:p>
        </text:list-item>
      </text:list>
      <text:p text:style-name="Normal"><text:span text:style-name="T30">📝</text:span><text:span text:style-name="T31"><text:s/>Feedbackpagina</text:span></text:p>
      <text:soft-page-break/>
      <text:p text:style-name="Normal">Laat na afloop van de beurs je mening achter:</text:p>
      <text:list text:style-name="LFO6" text:continue-numbering="true">
        <text:list-item>
          <text:p text:style-name="P32">Wat ging goed?</text:p>
        </text:list-item>
        <text:list-item>
          <text:p text:style-name="P33">Wat kan beter?</text:p>
        </text:list-item>
        <text:list-item>
          <text:p text:style-name="P34">Hoe heb je de contacten en workshops ervaren?</text:p>
        </text:list-item>
      </text:list>
      <text:p text:style-name="Normal"><text:span text:style-name="T35">❓</text:span><text:span text:style-name="T36"><text:s/>Contactpagina &amp; FAQ</text:span></text:p>
      <text:p text:style-name="Normal">Voor alle vragen en antwoorden over de beurs:</text:p>
      <text:list text:style-name="LFO7" text:continue-numbering="true">
        <text:list-item>
          <text:p text:style-name="P37">Informatie over locatie, timing, deelname, enz.</text:p>
        </text:list-item>
        <text:list-item>
          <text:p text:style-name="P38">Contactformulier voor extra ondersteuning</text:p>
        </text:list-item>
      </text:list>
      <text:p text:style-name="Normal"><text:span text:style-name="T39">⚙️</text:span><text:span text:style-name="T40"><text:s/>Beheerpagina voor Organisatoren</text:span></text:p>
      <text:p text:style-name="P41">Alle tools voor het organisatieteam op één plek:</text:p>
      <text:list text:style-name="LFO8" text:continue-numbering="true">
        <text:list-item>
          <text:p text:style-name="P42">Inzichten in inschrijvingen en statistieken</text:p>
        </text:list-item>
        <text:list-item>
          <text:p text:style-name="P43">Beursplanning beheren</text:p>
        </text:list-item>
        <text:list-item>
          <text:p text:style-name="P44">Feedback opvolgen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ilal meziani</meta:initial-creator>
    <dc:creator>bilal meziani</dc:creator>
    <meta:creation-date>2025-04-30T09:18:00Z</meta:creation-date>
    <dc:date>2025-04-30T09:28:00Z</dc:date>
    <meta:template xlink:href="Normal" xlink:type="simple"/>
    <meta:editing-cycles>1</meta:editing-cycles>
    <meta:editing-duration>PT300S</meta:editing-duration>
    <meta:document-statistic meta:page-count="2" meta:paragraph-count="3" meta:word-count="252" meta:character-count="1640" meta:row-count="11" meta:non-whitespace-character-count="1391"/>
  </office:meta>
</office:document-meta>
</file>